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Text_20_body">
      <style:paragraph-properties fo:text-align="center" style:justify-single-word="false"/>
      <style:text-properties fo:font-size="22pt" fo:font-weight="bold" officeooo:rsid="00046597" officeooo:paragraph-rsid="00046597" style:font-size-asian="22pt" style:font-weight-asian="bold" style:font-size-complex="22pt" style:font-weight-complex="bold"/>
    </style:style>
    <style:style style:name="P3" style:family="paragraph" style:parent-style-name="Text_20_body">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ssion de Noël.</text:p>
      <text:p text:style-name="P3">La nuit de Noël enveloppait Montpellier d’une ambiance chaleureuse et lumineuse. Les rues scintillaient sous les décorations, les rires d’enfants résonnaient, et les effluves de chocolat chaud flottaient dans l’air. Youcef et Mourad se promenaient dans la ville, appréciant à leur manière l’atmosphère magique. Youcef, joyeux et aventurier, ne cessait de regarder autour de lui avec émerveillement. Mourad, plus réservé, observait calmement les lumières et les vitrines animées, peu impressionné par l’effervescence.</text:p>
      <text:p text:style-name="P3">Alors qu’ils longeaient une ruelle un peu moins animée, une lumière intense les surprit. Un portail étrange apparut devant eux, et de là sortirent des lutins. Ces derniers, loin d’être petits et trapus comme on les imagine, étaient des êtres imposants, certains mesurant jusqu’à deux mètres. Ils étaient menés par Martin, un chef charismatique, qui avait un regard déterminé et une allure impressionnante. Martin expliqua qu’ils avaient besoin d’aide : le Père Noël avait été capturé par Yanis, un ancien chef des lutins, et enfermé dans une cave du quartier de la Mosson. Yanis, poussé par un profond sentiment de rejet, voulait ruiner Noël.</text:p>
      <text:p text:style-name="P3">Youcef et Mourad, bien que surpris par l’étrangeté de la situation, acceptèrent de les accompagner. Martin révéla en chemin une vérité troublante : Yanis n’était autre que le frère du Père Noël et, par conséquent, son propre père. Autrefois chef des lutins, Yanis s’était toujours senti <text:soft-page-break/>différent et rejeté. Cet isolement l’avait rempli d’amertume, et il avait quitté son poste avec une seule idée en tête : détruire Noël. Jusqu’alors, il s’était contenté de petites perturbations, mais cette année, il était allé jusqu’à capturer son propre frère.</text:p>
      <text:p text:style-name="P3">Arrivés à la cave, ils découvrirent Yanis, un homme imposant, au visage marqué par la colère et la tristesse. Mourad, utilisant sa carrure impressionnante, engagea un combat physique pour tenter de le maîtriser. Mais Yanis, malgré son âge, était extrêmement agile et déterminé. Mourad, malgré ses efforts, finit par être mis à terre, blessé et épuisé.</text:p>
      <text:p text:style-name="P3">Martin intervint alors, utilisant ses compétences pour détourner l’attention de Yanis. Il était un combattant aguerri et, avec une précision calculée, il utilisa sa force et ses réflexes pour tenir Yanis en respect. Pendant ce temps, Youcef, plus agile que puissant, trouva un moyen d’accéder à la cave et de libérer le Père Noël, qui était ligoté avec des chaînes renforcées par un cadenas complexe.</text:p>
      <text:p text:style-name="P3">Avec l’aide d’un outil fourni par Martin, Youcef parvint à briser les chaînes et à libérer le Père Noël. Yanis, voyant son plan échouer, semblait furieux, mais aussi profondément touché par l’unité et l’altruisme de ses adversaires. Le Père Noël, malgré les événements, s’approcha de son frère avec bienveillance. Il ne montra ni <text:soft-page-break/>colère ni reproches, mais une profonde tristesse face à ce qu’était devenu Yanis.</text:p>
      <text:p text:style-name="P3">Pour la première fois, Yanis baissa sa garde. Il avoua se sentir rejeté depuis longtemps, mais réalisa qu’il avait laissé sa rancune l’aveugler. Le Père Noël lui proposa une chance de se racheter et de retrouver sa place parmi les lutins. Yanis, submergé par l’émotion, accepta avec humilité.</text:p>
      <text:p text:style-name="P3">Après cet épisode éprouvant, Martin invita tout le monde à célébrer dans une grande maison cachée dans les environs, un lieu où les lutins s’étaient rassemblés pour se préparer à Noël. La soirée se transforma en une fête improvisée où Youcef et Mourad furent remerciés chaleureusement. Ils réalisèrent que, malgré les tensions et les conflits, Noël restait un moment de pardon et de renouveau.</text:p>
      <text:p text:style-name="P3">Ils rentrèrent chez eux avec le sentiment d’avoir vécu quelque chose d’extraordinaire, leur lien d’amitié renforcé, et la certitude que Noël était bien plus qu’une fête : c’était une leçon de solidarité et de seconde chanc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0T08:51:30.939000000</meta:creation-date>
    <dc:date>2024-12-10T08:54:56.950000000</dc:date>
    <meta:editing-duration>PT3M27S</meta:editing-duration>
    <meta:editing-cycles>1</meta:editing-cycles>
    <meta:document-statistic meta:table-count="0" meta:image-count="0" meta:object-count="0" meta:page-count="3" meta:paragraph-count="10" meta:word-count="601" meta:character-count="3793" meta:non-whitespace-character-count="3202"/>
    <meta:generator>LibreOffice/7.6.6.3$Windows_X86_64 LibreOffice_project/d97b2716a9a4a2ce1391dee1765565ea469b0ae7</meta:generator>
  </office:meta>
</office:document-meta>
</file>